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5ec7" officeooo:paragraph-rsid="000b5ec7"/>
    </style:style>
    <style:style style:name="P2" style:family="paragraph" style:parent-style-name="Standard">
      <style:text-properties officeooo:rsid="000b5ec7" officeooo:paragraph-rsid="00113cf6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officeooo:rsid="000f7acc" officeooo:paragraph-rsid="000f7acc"/>
    </style:style>
    <style:style style:name="P5" style:family="paragraph" style:parent-style-name="Standard">
      <style:text-properties fo:color="#ce181e" officeooo:rsid="000b72ba" officeooo:paragraph-rsid="000b5ec7"/>
    </style:style>
    <style:style style:name="P6" style:family="paragraph" style:parent-style-name="Standard">
      <style:text-properties officeooo:rsid="000f7acc" officeooo:paragraph-rsid="00113cf6"/>
    </style:style>
    <style:style style:name="P7" style:family="paragraph" style:parent-style-name="Standard">
      <style:text-properties officeooo:rsid="000f7acc" officeooo:paragraph-rsid="00136e7f"/>
    </style:style>
    <style:style style:name="P8" style:family="paragraph" style:parent-style-name="Standard">
      <style:text-properties fo:color="#000000" fo:font-size="14pt" officeooo:rsid="000c6107" officeooo:paragraph-rsid="0011f27f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.979cm"/>
        </style:tab-stops>
      </style:paragraph-properties>
      <style:text-properties fo:color="#000000" fo:font-size="14pt" officeooo:rsid="000c6107" officeooo:paragraph-rsid="0011f27f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0.979cm"/>
        </style:tab-stops>
      </style:paragraph-properties>
      <style:text-properties fo:color="#000000" fo:font-size="14pt" officeooo:rsid="000c6107" officeooo:paragraph-rsid="0011f27f" style:font-size-asian="14pt" style:font-size-complex="14pt"/>
    </style:style>
    <style:style style:name="P11" style:family="paragraph" style:parent-style-name="Standard">
      <style:text-properties fo:color="#000000" fo:font-size="14pt" fo:font-weight="bold" officeooo:rsid="000c6107" officeooo:paragraph-rsid="0011f27f" style:font-size-asian="14pt" style:font-weight-asian="bold" style:font-size-complex="14pt" style:font-weight-complex="bold"/>
    </style:style>
    <style:style style:name="P12" style:family="paragraph" style:parent-style-name="Standard">
      <style:paragraph-properties>
        <style:tab-stops>
          <style:tab-stop style:position="1.005cm"/>
        </style:tab-stops>
      </style:paragraph-properties>
      <style:text-properties fo:color="#000000" fo:font-size="14pt" fo:font-weight="bold" officeooo:rsid="000c6107" officeooo:paragraph-rsid="0011f27f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0b5ec7" officeooo:paragraph-rsid="0011f27f"/>
    </style:style>
    <style:style style:name="P14" style:family="paragraph" style:parent-style-name="Standard">
      <style:text-properties officeooo:rsid="000b5ec7" officeooo:paragraph-rsid="000b5ec7"/>
    </style:style>
    <style:style style:name="P15" style:family="paragraph" style:parent-style-name="Standard">
      <style:paragraph-properties fo:text-align="center" style:justify-single-word="false"/>
      <style:text-properties officeooo:rsid="000b5ec7" officeooo:paragraph-rsid="000b5ec7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1f27f" officeooo:paragraph-rsid="0011f27f" style:font-weight-asian="bold" style:font-weight-complex="bold"/>
    </style:style>
    <style:style style:name="P17" style:family="paragraph" style:parent-style-name="Standard">
      <style:text-properties fo:font-weight="bold" officeooo:rsid="000b5ec7" officeooo:paragraph-rsid="000b5ec7" style:font-weight-asian="bold" style:font-weight-complex="bold"/>
    </style:style>
    <style:style style:name="P18" style:family="paragraph" style:parent-style-name="Standard">
      <style:text-properties fo:font-weight="bold" officeooo:rsid="000b5ec7" officeooo:paragraph-rsid="00113cf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90ef1" officeooo:paragraph-rsid="00190ef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a32ef" officeooo:paragraph-rsid="001a32ef" style:font-weight-asian="bold" style:font-weight-complex="bold"/>
    </style:style>
    <style:style style:name="P21" style:family="paragraph" style:parent-style-name="Standard">
      <style:text-properties officeooo:rsid="00136e7f" officeooo:paragraph-rsid="00136e7f"/>
    </style:style>
    <style:style style:name="P22" style:family="paragraph" style:parent-style-name="Standard">
      <style:text-properties officeooo:rsid="00136e7f" officeooo:paragraph-rsid="0017a184"/>
    </style:style>
    <style:style style:name="P23" style:family="paragraph" style:parent-style-name="Standard">
      <style:text-properties officeooo:rsid="0018a54a" officeooo:paragraph-rsid="0018a54a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90ef1" officeooo:paragraph-rsid="00190ef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a32ef" officeooo:paragraph-rsid="001a32ef" style:font-weight-asian="normal" style:font-weight-complex="normal"/>
    </style:style>
    <style:style style:name="T1" style:family="text">
      <style:text-properties officeooo:rsid="000b72ba"/>
    </style:style>
    <style:style style:name="T2" style:family="text">
      <style:text-properties officeooo:rsid="00113cf6"/>
    </style:style>
    <style:style style:name="T3" style:family="text">
      <style:text-properties officeooo:rsid="0011f27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f27f" style:font-weight-asian="bold" style:font-weight-complex="bold"/>
    </style:style>
    <style:style style:name="T6" style:family="text">
      <style:text-properties fo:font-weight="bold" officeooo:rsid="00169574" style:font-weight-asian="bold" style:font-weight-complex="bold"/>
    </style:style>
    <style:style style:name="T7" style:family="text">
      <style:text-properties fo:font-weight="bold" officeooo:rsid="0017a184" style:font-weight-asian="bold" style:font-weight-complex="bold"/>
    </style:style>
    <style:style style:name="T8" style:family="text">
      <style:text-properties fo:font-weight="bold" officeooo:rsid="00136e7f" style:font-weight-asian="bold" style:font-weight-complex="bold"/>
    </style:style>
    <style:style style:name="T9" style:family="text">
      <style:text-properties fo:font-weight="bold" officeooo:rsid="001bb65f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1f27f" style:font-size-asian="12pt" style:font-size-complex="12pt"/>
    </style:style>
    <style:style style:name="T12" style:family="text">
      <style:text-properties fo:font-size="12pt" officeooo:rsid="00113cf6" style:font-size-asian="12pt" style:font-size-complex="12pt"/>
    </style:style>
    <style:style style:name="T13" style:family="text">
      <style:text-properties fo:font-size="12pt" fo:font-weight="bold" officeooo:rsid="0011f27f" style:font-size-asian="12pt" style:font-weight-asian="bold" style:font-size-complex="12pt" style:font-weight-complex="bold"/>
    </style:style>
    <style:style style:name="T14" style:family="text">
      <style:text-properties fo:font-size="12pt" fo:font-weight="normal" officeooo:rsid="0011f27f" style:font-size-asian="12pt" style:font-weight-asian="normal" style:font-size-complex="12pt" style:font-weight-complex="normal"/>
    </style:style>
    <style:style style:name="T15" style:family="text">
      <style:text-properties officeooo:rsid="00136e7f"/>
    </style:style>
    <style:style style:name="T16" style:family="text">
      <style:text-properties officeooo:rsid="0014a62b"/>
    </style:style>
    <style:style style:name="T17" style:family="text">
      <style:text-properties officeooo:rsid="00169574"/>
    </style:style>
    <style:style style:name="T18" style:family="text">
      <style:text-properties officeooo:rsid="0017a184"/>
    </style:style>
    <style:style style:name="T19" style:family="text">
      <style:text-properties officeooo:rsid="001bb65f"/>
    </style:style>
    <style:style style:name="T20" style:family="text">
      <style:text-properties officeooo:rsid="001cc8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5">TEMÁTICA DO HACKATON: </text:p>
      <text:p text:style-name="P15"/>
      <text:p text:style-name="P1">- <text:s/>Mostrar aos alunos <text:span text:style-name="T3">adolescentes</text:span> o quanto é importante a Inserção da tecnologia/programação na vida deles !</text:p>
      <text:p text:style-name="P1"/>
      <text:p text:style-name="P16">DESCRIÇÃO DO PROJETO</text:p>
      <text:p text:style-name="P16"/>
      <text:p text:style-name="P19">NOME DO PROJETO:</text:p>
      <text:p text:style-name="P19"/>
      <text:p text:style-name="P24"><text:tab/>- <text:s/>DEV.EDUCA</text:p>
      <text:p text:style-name="P25"/>
      <text:p text:style-name="P20">Quem somos:</text:p>
      <text:p text:style-name="P25"><text:s/><text:tab/>Somos uma comunidade formada por alunos iniciantes, desenvolvedores intermediários e avançados. </text:p>
      <text:p text:style-name="P25"><text:span text:style-name="T9">Nossa</text:span><text:span text:style-name="T4"> missão: </text:span><text:s/>Buscar disseminar o conhecimento para a comunidade em geral engajando-as <text:span text:style-name="T20">na missão de</text:span> conhecer sobre o que é <text:span text:style-name="T19">programação e as tecnologias que a cercam.</text:span></text:p>
      <text:p text:style-name="P1"><text:tab/><text:tab/></text:p>
      <text:p text:style-name="P1">ESCOPO:</text:p>
      <text:p text:style-name="P1"/>
      <text:p text:style-name="P13"><text:span text:style-name="T4">- </text:span><text:span text:style-name="T5">Pú</text:span><text:span text:style-name="T4">blico alvo:</text:span></text:p>
      <text:p text:style-name="P13"><text:span text:style-name="T4"><text:tab/></text:span>Alunos EM <text:span text:style-name="T3">e adolescentes. </text:span></text:p>
      <text:p text:style-name="P5"/>
      <text:p text:style-name="P11"><text:span text:style-name="T1">- </text:span><text:span text:style-name="T11">C</text:span><text:span text:style-name="T10">omo </text:span><text:span text:style-name="T11">fazer com que </text:span><text:span text:style-name="T10">o</text:span><text:span text:style-name="T11">s</text:span><text:span text:style-name="T10"> aluno</text:span><text:span text:style-name="T11">s ou adolescentes se interessem <text:s/>pela</text:span><text:span text:style-name="T10"> programação, </text:span><text:span text:style-name="T11">e que essa profissão também</text:span><text:span text:style-name="T10"> pode ser bem sucedida?</text:span></text:p>
      <text:p text:style-name="P8"><text:span text:style-name="T10"/></text:p>
      <text:p text:style-name="P9"><text:span text:style-name="T13"><text:tab/>Em curto prazo: </text:span><text:span text:style-name="T11"><text:s/>A ideia inicial </text:span><text:span text:style-name="T12">será através de anúncios </text:span><text:span text:style-name="T11">da plataforma </text:span><text:span text:style-name="T12">em vídeos, jogos, e redes sociais.</text:span></text:p>
      <text:p text:style-name="P9"><text:span text:style-name="T12"/></text:p>
      <text:p text:style-name="P12"><text:span text:style-name="T12"><text:tab/></text:span><text:span text:style-name="T11">Em médio a longo prazo: </text:span><text:span text:style-name="T14">Criar parcerias com escolas (Particulares ou públicas), Criar parcerias com empresas, criar parcerias com centros de ensinos.</text:span></text:p>
      <text:p text:style-name="P11"><text:span text:style-name="T12"/></text:p>
      <text:p text:style-name="P3"/>
      <text:p text:style-name="P17">- <text:s/><text:span text:style-name="T3">De q</text:span>ual forma será introduzid<text:span text:style-name="T3">o os anúncios?</text:span></text:p>
      <text:p text:style-name="P1"/>
      <text:p text:style-name="P1"><text:tab/><text:span text:style-name="T2">Previamente será através de vídeos, jogos, e redes sociais, forma na qual há um número muito grande de adolescentes usuários destas tecnologias, <text:s/>com isso despertando o interesse em conhecer um pouco do que é programação.</text:span></text:p>
      <text:p text:style-name="P1"/>
      <text:p text:style-name="P18">- Como os alunos <text:span text:style-name="T3">e os adolescentes </text:span>irão acessar essa plataforma?</text:p>
      <text:p text:style-name="P2"/>
      <text:p text:style-name="P7"><text:tab/><text:span text:style-name="T15">Esses alunos/adolescentes virão através do anúncio, <text:s/>ao despertar o interesse, eles acessaram o link do anuncio e cairão em um breve esboço de como o foi desenvolvido a aplicação em que ele estava acessando. Caso ele continue com interesse e poderá seguir para a plataforma. </text:span></text:p>
      <text:p text:style-name="P7"><text:tab/></text:p>
      <text:p text:style-name="P1"/>
      <text:p text:style-name="P18">- Que tipo de assunto irá ser abordado <text:span text:style-name="T15">na plataforma</text:span>?</text:p>
      <text:p text:style-name="P2"/>
      <text:p text:style-name="P6"><text:tab/><text:span text:style-name="T15">Serão abordados assuntos de programação por níveis de conhecimento (básico, intermediário e avançado). </text:span></text:p>
      <text:p text:style-name="P6"/>
      <text:p text:style-name="P6"><text:soft-page-break/><text:span text:style-name="T4"><text:tab/></text:span><text:span text:style-name="T8">Nível básico</text:span><text:span text:style-name="T15"> começando com programação lúdica, criação de movimentos de em bonecos, etc…</text:span></text:p>
      <text:p text:style-name="P21"><text:span text:style-name="T4"><text:tab/>Nível intermediário </text:span>começará a conhecer formas de desenvolver páginas web, <text:s/>quais tecnologias serão utilizadas, <text:s/><text:span text:style-name="T16">e logica de programação, </text:span>etc…</text:p>
      <text:p text:style-name="P21"/>
      <text:p text:style-name="P21"><text:span text:style-name="T4"><text:tab/>Nível avançado</text:span> <text:s/><text:span text:style-name="T16">será abordado temas como criação de regras de negócios, deploy e testes automatizados da aplicação, etc…</text:span></text:p>
      <text:p text:style-name="P21"/>
      <text:p text:style-name="P21"><text:tab/><text:span text:style-name="T6">Desafios:</text:span><text:span text:style-name="T17"> Na plataforma terão diversos desafios com vários níveis de aprendizados ( iniciante, intermediário e avançado) onde cada desafio poderá ser realizado individualmente ou em grupo através de convite aos contatos da plataforma ou de outras redes sociais. </text:span></text:p>
      <text:p text:style-name="P21"><text:tab/><text:span text:style-name="T17">Dentro dos desafios também poderá ser solicitado a presença do mentor para que ele possa ajudar em caso de duvidas. </text:span></text:p>
      <text:p text:style-name="P21"/>
      <text:p text:style-name="P21"><text:tab/><text:span text:style-name="T17">O convidado ao clicar no link será encaminhado para plataforma, onde ele terá que criar uma conta, só assim sendo possível entrar em tempo real com o solicitante. Entrando na plataforma o convidado poderá ou não ser liberado para ajudar na codificação, tudo isso em tempo real.</text:span></text:p>
      <text:p text:style-name="P21"/>
      <text:p text:style-name="P22"><text:tab/><text:span text:style-name="T7">A plataforma: </text:span><text:span text:style-name="T18">Será uma opção disponível da plataforma para que os alunos que necessitem de ajuda possam se comunicar com instrutores ou alunos da própria plataforma , alunos que possuem um nível mais avançado que o aluno solicitante. Serão disponibilizados na plataforma vídeos, lives, lives code. A plataforma funcionará como uma gameficação, onde os alunos somarão pontos, e com esses pontos eles evoluirão seus <text:s/>nives dentro da plataforma, e com isso podendo atingir um nível de instrutor.</text:span></text:p>
      <text:p text:style-name="P1"/>
      <text:p text:style-name="P1"/>
      <text:p text:style-name="P1">DESENVOLVIMENTO:</text:p>
      <text:p text:style-name="P1"/>
      <text:p text:style-name="P17">- Quais tecnologias serão usadas?</text:p>
      <text:p text:style-name="P1"/>
      <text:p text:style-name="P4"><text:tab/>Backend: <text:s/><text:span text:style-name="T2">micro serviços.</text:span></text:p>
      <text:p text:style-name="P4"/>
      <text:p text:style-name="P4"><text:tab/><text:span text:style-name="T2">F</text:span>rontend: <text:span text:style-name="T2">reactjs.</text:span></text:p>
      <text:p text:style-name="P4"/>
      <text:p text:style-name="P4"><text:tab/><text:span text:style-name="T2">M</text:span>obile: <text:span text:style-name="T2">react native.</text:span></text:p>
      <text:p text:style-name="P1"/>
      <text:p text:style-name="P18">- Quais plataformas poderão ser acessadas?</text:p>
      <text:p text:style-name="P2"/>
      <text:p text:style-name="P6"><text:tab/>Web e mobile.</text:p>
      <text:p text:style-name="P2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0:51:48.773368480</meta:creation-date>
    <dc:date>2019-11-27T11:51:42.143822542</dc:date>
    <meta:editing-duration>PT5H12M6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515" meta:character-count="3335" meta:non-whitespace-character-count="2811"/>
  </office:meta>
</office:document-meta>
</file>